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iceMixSslSocketConnector.create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iceMixSslSocketConnector.setKeyAlias( String keyAlia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SslSocketConnector.getKeyAlia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SslSocketConnector.getKeystor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MixSslSocketConnector.setKeystoreManager( KeystoreManager keystor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